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7.879cm"/>
    </style:style>
    <style:style style:name="co2" style:family="table-column">
      <style:table-column-properties fo:break-before="auto" style:column-width="3.30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underline-style="none"/>
    </style:style>
    <style:style style:name="ce8" style:family="table-cell" style:parent-style-name="Default" style:data-style-name="N11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in-list(&quot;Sí&quot;;&quot;No&quot;)" table:allow-empty-cell="true" table:display-list="unsorted" table:base-cell-address="Hoja1.D6"/>
      </table:content-validations>
      <table:table table:name="Hoja1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016" table:default-cell-style-name="Default"/>
        <table:table-row table:style-name="ro1">
          <table:table-cell table:style-name="ce1" office:value-type="string">
            <text:p>Nombre Icono</text:p>
          </table:table-cell>
          <table:table-cell table:style-name="ce2" office:value-type="string">
            <text:p>Available</text:p>
          </table:table-cell>
          <table:table-cell table:style-name="ce1" table:number-columns-repeated="1019"/>
        </table:table-row>
        <table:table-row table:style-name="ro1">
          <table:table-cell table:number-columns-repeated="5"/>
          <table:table-cell table:style-name="ce1" office:value-type="string">
            <text:p>Total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8" table:formula="of:=COUNTA([.B5:.B101])/COUNTA([.A5:.A101])" office:value-type="percentage" office:value="0.288659793814433">
            <text:p>28,87%</text:p>
          </table:table-cell>
          <table:table-cell table:number-columns-repeated="1015"/>
        </table:table-row>
        <table:table-row table:style-name="ro1">
          <table:table-cell table:style-name="ce1" office:value-type="string">
            <text:p>MainFrame</text:p>
          </table:table-cell>
          <table:table-cell table:style-name="Default"/>
          <table:table-cell table:style-name="ce1" table:number-columns-repeated="1019"/>
        </table:table-row>
        <table:table-row table:style-name="ro1">
          <table:table-cell office:value-type="string">
            <text:p>transparent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anim_actualizando.gif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anim_calculando.gif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anim_conectando.gif</text:p>
          </table:table-cell>
          <table:table-cell table:style-name="ce4" table:content-validation-name="val1"/>
          <table:table-cell table:style-name="ce5"/>
          <table:table-cell/>
          <table:table-cell table:style-name="ce6" office:value-type="string">
            <text:p><text:a xlink:href="http://kde-look.org/content/show.php/Crystal+Project?content=60475">http://kde-look.org/content/show.php/Crystal+Project?content=60475</text:a></text:p>
          </table:table-cell>
          <table:table-cell office:value-type="string">
            <text:p>LGPL</text:p>
          </table:table-cell>
          <table:table-cell table:number-columns-repeated="1015"/>
        </table:table-row>
        <table:table-row table:style-name="ro1">
          <table:table-cell office:value-type="string">
            <text:p>anim_enviando.gif</text:p>
          </table:table-cell>
          <table:table-cell table:style-name="ce4" table:content-validation-name="val1"/>
          <table:table-cell table:number-columns-repeated="2"/>
          <table:table-cell office:value-type="string">
            <text:p><text:a xlink:href="http://tango.freedesktop.org/Tango_Desktop_Project">http://tango.freedesktop.org/Tango_Desktop_Project</text:a></text:p>
          </table:table-cell>
          <table:table-cell table:content-validation-name="val1" office:value-type="string">
            <text:p>Public Domain</text:p>
          </table:table-cell>
          <table:table-cell office:value-type="string">
            <text:p>-&gt; No</text:p>
          </table:table-cell>
          <table:table-cell table:number-columns-repeated="1014"/>
        </table:table-row>
        <table:table-row table:style-name="ro1">
          <table:table-cell office:value-type="string">
            <text:p>button_accept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cancel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create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delall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delone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down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info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filter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left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clean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next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new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2"/>
          <table:table-cell table:style-name="ce7"/>
          <table:table-cell table:number-columns-repeated="1016"/>
        </table:table-row>
        <table:table-row table:style-name="ro1">
          <table:table-cell office:value-type="string">
            <text:p>button_refresh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resetfilter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right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save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selectall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unselectall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up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load_gpx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query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export_gpx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gpx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issues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button_show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button_other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button_people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button_result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button_vehicle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error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hand.gif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header_button_exit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header_logo_cliente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header_logo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historico_button_cargargpx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historico_button_consultar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historico_button_exportargpx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historico_button_realizarconsulta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hourglas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iconoEF.ico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iconoEF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image_missing.png</text:p>
          </table:table-cell>
          <table:table-cell table:style-name="ce4" table:content-validation-name="val1" office:value-type="string">
            <text:p>Sí</text:p>
          </table:table-cell>
          <table:table-cell table:number-columns-repeated="1019"/>
        </table:table-row>
        <table:table-row table:style-name="ro1">
          <table:table-cell office:value-type="string">
            <text:p>login_button_entrar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login_logo_cliente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login_logo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map_button_center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map_button_zoomin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map_button_zoomout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map_icon_coordinate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menucontextual_icon_actualizargp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menucontextual_icon_centrar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menucontextual_icon_destinoruta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menucontextual_icon_enviarsd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menucontextual_icon_ficha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menucontextual_icon_llamartetra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menucontextual_icon_mascercano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menucontextual_icon_newIncidence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menucontextual_icon_origenruta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splash.gif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subtab_icon_capa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subtab_icon_patrulla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subtab_icon_recurso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subtab_icon_role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subtab_icon_subflota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subtab_icon_usuario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ab_icon_administracion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ab_icon_controlflota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ab_icon_formulario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ab_icon_historico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ab_icon_listado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ittleficha_icon_capa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ittleficha_icon_patrulla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ittleficha_icon_recurso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ittleficha_icon_rol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ittleficha_icon_subflota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ittleficha_icon_usuario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ittlemanage_icon_capa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ittlemanage_icon_patrulla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ittlemanage_icon_recurso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ittlemanage_icon_role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ittlemanage_icon_subflota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ittlemanage_icon_usuario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ittleventana_icon_actualizargp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ittleventana_icon_calcularruta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ittleventana_icon_consultahistorico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ittleventana_icon_consultarhistorico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ittleventana_icon_enviarsd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tittleventana_icon_mascercano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ventanacontextual_button_calcularruta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ventanacontextual_button_consultarruta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ventanacontextual_button_enviarsds.png</text:p>
          </table:table-cell>
          <table:table-cell table:style-name="ce4" table:content-validation-name="val1"/>
          <table:table-cell table:number-columns-repeated="1019"/>
        </table:table-row>
        <table:table-row table:style-name="ro1">
          <table:table-cell office:value-type="string">
            <text:p>ventanacontextual_button_solicitargps.png</text:p>
          </table:table-cell>
          <table:table-cell table:style-name="ce4" table:content-validation-name="val1"/>
          <table:table-cell table:number-columns-repeated="1019"/>
        </table:table-row>
        <table:table-row table:style-name="ro1" table:number-rows-repeated="1048474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Hoja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database-ranges>
        <table:database-range table:name="Sí" table:target-range-address="Hoja1.B1:Hoja1.B1048569"/>
        <table:database-range table:target-range-address="Hoja1.B6:Hoja1.B6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1">21/09/2010</text:date>, <text:time>18:20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21T17:04:15</meta:creation-date>
    <dc:date>2010-09-21T18:20:32</dc:date>
    <meta:editing-duration>PT01H16M19S</meta:editing-duration>
    <meta:editing-cycles>30</meta:editing-cycles>
    <meta:generator>OpenOffice.org/3.2$Linux OpenOffice.org_project/320m12$Build-9483</meta:generator>
    <meta:document-statistic meta:table-count="3" meta:cell-count="135" meta:object-count="0"/>
  </office:meta>
</office:document-meta>
</file>